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Verdana" svg:font-family="Verdana" style:font-family-generic="roman" style:font-pitch="variable"/>
    <style:font-face style:name="Verdana-Bold" svg:font-family="Verdana-Bold" style:font-family-generic="roman" style:font-pitch="variable"/>
    <style:font-face style:name="Verdana-BoldItalic" svg:font-family="Verdana-BoldItalic" style:font-family-generic="roman" style:font-pitch="variable"/>
    <style:font-face style:name="Verdana-Italic" svg:font-family="Verdana-Italic"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Verdana" fo:font-size="12pt" fo:letter-spacing="normal" style:text-underline-style="none" fo:font-weight="normal" style:letter-kerning="false" style:font-size-asian="12pt" style:font-weight-asian="normal"/>
    </style:style>
    <style:style style:name="P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Verdana" fo:font-size="12pt" fo:letter-spacing="normal" style:text-underline-style="none" fo:font-weight="normal" officeooo:rsid="000fbd5f" officeooo:paragraph-rsid="000fbd5f" style:letter-kerning="false" style:font-size-asian="12pt" style:font-weight-asian="normal"/>
    </style:style>
    <style:style style:name="P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Verdana" fo:font-size="12pt" fo:letter-spacing="normal" style:text-underline-style="none" fo:font-weight="normal" officeooo:rsid="001c8e85" officeooo:paragraph-rsid="001c8e85" style:letter-kerning="false" style:font-size-asian="12pt" style:font-weight-asian="normal"/>
    </style:style>
    <style:style style:name="P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Verdana" fo:font-size="12pt" fo:letter-spacing="normal" style:text-underline-style="none" fo:font-weight="normal" officeooo:rsid="00194b79" officeooo:paragraph-rsid="00194b79" style:letter-kerning="false" style:font-size-asian="12pt" style:font-weight-asian="normal" style:font-weight-complex="normal"/>
    </style:style>
    <style:style style:name="P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Verdana" fo:font-size="12pt" fo:letter-spacing="normal" style:text-underline-style="none" fo:font-weight="normal" officeooo:rsid="001c8e85" officeooo:paragraph-rsid="00194b79" style:letter-kerning="false" style:font-size-asian="12pt" style:font-weight-asian="normal" style:font-weight-complex="normal"/>
    </style:style>
    <style:style style:name="P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Verdana" fo:font-size="12pt" fo:letter-spacing="normal" style:text-underline-style="none" fo:font-weight="bold" style:letter-kerning="false" style:font-size-asian="12pt" style:font-weight-asian="bold" style:font-weight-complex="bold"/>
    </style:style>
    <style:style style:name="P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Verdana" fo:font-size="12pt" fo:letter-spacing="normal" style:text-underline-style="none" fo:font-weight="bold" officeooo:rsid="00194b79" officeooo:paragraph-rsid="00194b79" style:letter-kerning="false" style:font-size-asian="12pt" style:font-weight-asian="bold" style:font-weight-complex="bold"/>
    </style:style>
    <style:style style:name="P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Verdana" fo:font-size="12pt" fo:letter-spacing="normal" fo:font-style="normal" style:text-underline-style="none" fo:font-weight="normal" style:letter-kerning="false" style:font-size-asian="12pt" style:font-style-asian="normal" style:font-weight-asian="normal"/>
    </style:style>
    <style:style style:name="P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Verdana" fo:font-size="12pt" fo:letter-spacing="normal" fo:font-style="normal" style:text-underline-style="none" fo:font-weight="normal" officeooo:rsid="001758e8" style:letter-kerning="false" style:font-size-asian="12pt" style:font-style-asian="normal" style:font-weight-asian="normal"/>
    </style:style>
    <style:style style:name="P10"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Verdana" fo:font-size="12pt" fo:letter-spacing="normal" fo:font-style="normal" style:text-underline-style="none" fo:font-weight="normal" officeooo:rsid="0014f415" officeooo:paragraph-rsid="0014f415" style:letter-kerning="false" style:font-size-asian="12pt" style:font-style-asian="normal" style:font-weight-asian="normal" style:font-style-complex="normal"/>
    </style:style>
    <style:style style:name="P1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Verdana-Italic" fo:font-size="12pt" fo:letter-spacing="normal" fo:font-style="italic" style:text-underline-style="none" fo:font-weight="normal" style:letter-kerning="false" style:font-size-asian="12pt" style:font-style-asian="italic" style:font-weight-asian="normal"/>
    </style:style>
    <style:style style:name="P1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Verdana-Bold" fo:font-size="12pt" fo:letter-spacing="normal" fo:font-style="normal" style:text-underline-style="none" fo:font-weight="normal" officeooo:rsid="00173346" style:letter-kerning="false" style:font-size-asian="12pt" style:font-style-asian="normal" style:font-weight-asian="normal" style:font-weight-complex="normal"/>
    </style:style>
    <style:style style:name="P1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Verdana-Bold" fo:font-size="12pt" fo:letter-spacing="normal" fo:font-style="normal" style:text-underline-style="none" fo:font-weight="bold" officeooo:rsid="00173346" officeooo:paragraph-rsid="00173346" style:letter-kerning="false" style:font-size-asian="12pt" style:font-style-asian="normal" style:font-weight-asian="bold" style:font-weight-complex="bold"/>
    </style:style>
    <style:style style:name="P1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014f415"/>
    </style:style>
    <style:style style:name="P1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weight="bold" officeooo:paragraph-rsid="00173346" style:font-weight-asian="bold"/>
    </style:style>
    <style:style style:name="P17" style:family="paragraph" style:parent-style-name="Standard">
      <style:paragraph-properties fo:margin-top="0in" fo:margin-bottom="0.1252in" loext:contextual-spacing="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8" style:family="paragraph" style:parent-style-name="Standard">
      <style:paragraph-properties fo:margin-top="0in" fo:margin-bottom="0.1252in" loext:contextual-spacing="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Verdana" fo:font-size="12pt" fo:letter-spacing="normal" style:text-underline-style="none" fo:font-weight="normal" style:letter-kerning="false" style:font-size-asian="12pt" style:font-weight-asian="normal"/>
    </style:style>
    <style:style style:name="P19" style:family="paragraph" style:parent-style-name="Standard">
      <style:paragraph-properties fo:margin-top="0in" fo:margin-bottom="0.1252in" loext:contextual-spacing="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Verdana" fo:font-size="12pt" fo:letter-spacing="normal" fo:font-style="normal" style:text-underline-style="none" fo:font-weight="normal" officeooo:rsid="0004c166" style:letter-kerning="false" style:font-size-asian="12pt" style:font-style-asian="normal" style:font-weight-asian="normal"/>
    </style:style>
    <style:style style:name="P20" style:family="paragraph" style:parent-style-name="Standard">
      <style:paragraph-properties fo:margin-top="0in" fo:margin-bottom="0.1252in" loext:contextual-spacing="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weight="bold" officeooo:paragraph-rsid="000829bf" style:font-weight-asian="bold"/>
    </style:style>
    <style:style style:name="T1" style:family="text">
      <style:text-properties fo:color="#000000" style:text-outline="false" style:font-name="Verdana-Bold" fo:font-size="12pt" fo:letter-spacing="normal" style:text-underline-style="none" fo:font-weight="bold" style:letter-kerning="false" style:font-size-asian="12pt" style:font-weight-asian="bold"/>
    </style:style>
    <style:style style:name="T2" style:family="text">
      <style:text-properties fo:color="#000000" style:text-outline="false" style:font-name="Verdana-Bold" fo:font-size="12pt" fo:letter-spacing="normal" style:text-underline-style="none" fo:font-weight="bold" officeooo:rsid="000b0def" style:letter-kerning="false" style:font-size-asian="12pt" style:font-weight-asian="bold"/>
    </style:style>
    <style:style style:name="T3" style:family="text">
      <style:text-properties fo:color="#000000" style:text-outline="false" style:font-name="Verdana-Bold" fo:font-size="12pt" fo:letter-spacing="normal" fo:font-style="normal" style:text-underline-style="none" fo:font-weight="bold" style:letter-kerning="false" style:font-size-asian="12pt" style:font-style-asian="normal" style:font-weight-asian="bold"/>
    </style:style>
    <style:style style:name="T4" style:family="text">
      <style:text-properties fo:color="#000000" style:text-outline="false" style:font-name="Verdana-Bold" fo:font-size="12pt" fo:letter-spacing="normal" fo:font-style="normal" style:text-underline-style="none" fo:font-weight="bold" officeooo:rsid="0004c166" style:letter-kerning="false" style:font-size-asian="12pt" style:font-style-asian="normal" style:font-weight-asian="bold"/>
    </style:style>
    <style:style style:name="T5" style:family="text">
      <style:text-properties fo:color="#000000" style:text-outline="false" style:font-name="Verdana-Bold" fo:font-size="12pt" fo:letter-spacing="normal" fo:font-style="normal" style:text-underline-style="none" fo:font-weight="bold" officeooo:rsid="00173346" style:letter-kerning="false" style:font-size-asian="12pt" style:font-style-asian="normal" style:font-weight-asian="bold"/>
    </style:style>
    <style:style style:name="T6" style:family="text">
      <style:text-properties fo:color="#000000" style:text-outline="false" style:font-name="Verdana-Bold" fo:font-size="12pt" fo:letter-spacing="normal" fo:font-style="normal" style:text-underline-style="none" fo:font-weight="bold" officeooo:rsid="001758e8" style:letter-kerning="false" style:font-size-asian="12pt" style:font-style-asian="normal" style:font-weight-asian="bold"/>
    </style:style>
    <style:style style:name="T7" style:family="text">
      <style:text-properties fo:color="#000000" style:text-outline="false" style:font-name="Verdana-Bold" fo:font-size="12pt" fo:letter-spacing="normal" fo:font-style="normal" style:text-underline-style="none" fo:font-weight="normal" style:letter-kerning="false" style:font-size-asian="12pt" style:font-style-asian="normal" style:font-weight-asian="normal" style:font-weight-complex="normal"/>
    </style:style>
    <style:style style:name="T8" style:family="text">
      <style:text-properties fo:color="#000000" style:text-outline="false" style:font-name="Verdana-Bold" fo:font-size="12pt" fo:letter-spacing="normal" fo:font-style="normal" style:text-underline-style="none" fo:font-weight="normal" officeooo:rsid="00173346" style:letter-kerning="false" style:font-size-asian="12pt" style:font-style-asian="normal" style:font-weight-asian="normal" style:font-weight-complex="normal"/>
    </style:style>
    <style:style style:name="T9" style:family="text">
      <style:text-properties fo:color="#000000" style:text-outline="false" style:font-name="Verdana-Bold" fo:font-size="12pt" fo:letter-spacing="normal" fo:font-style="normal" style:text-underline-style="none" fo:font-weight="normal" officeooo:rsid="001758e8" style:letter-kerning="false" style:font-size-asian="12pt" style:font-style-asian="normal" style:font-weight-asian="normal" style:font-weight-complex="normal"/>
    </style:style>
    <style:style style:name="T10" style:family="text">
      <style:text-properties fo:color="#000000" style:text-outline="false" style:font-name="Verdana-Bold" fo:font-size="12pt" fo:letter-spacing="normal" fo:font-style="normal" style:text-underline-style="none" fo:font-weight="normal" officeooo:rsid="0017faac" style:letter-kerning="false" style:font-size-asian="12pt" style:font-style-asian="normal" style:font-weight-asian="normal" style:font-weight-complex="normal"/>
    </style:style>
    <style:style style:name="T11" style:family="text">
      <style:text-properties fo:color="#000000" style:text-outline="false" style:font-name="Verdana-Bold" fo:font-size="12pt" fo:letter-spacing="normal" fo:font-style="normal" style:text-underline-style="none" fo:font-weight="normal" officeooo:rsid="0020094f" style:letter-kerning="false" style:font-size-asian="12pt" style:font-style-asian="normal" style:font-weight-asian="normal" style:font-weight-complex="normal"/>
    </style:style>
    <style:style style:name="T12" style:family="text">
      <style:text-properties fo:color="#000000" style:text-outline="false" style:font-name="Verdana" fo:font-size="12pt" fo:letter-spacing="normal" style:text-underline-style="none" fo:font-weight="normal" style:letter-kerning="false" style:font-size-asian="12pt" style:font-weight-asian="normal"/>
    </style:style>
    <style:style style:name="T13" style:family="text">
      <style:text-properties fo:color="#000000" style:text-outline="false" style:font-name="Verdana" fo:font-size="12pt" fo:letter-spacing="normal" style:text-underline-style="none" fo:font-weight="normal" officeooo:rsid="00098bf4" style:letter-kerning="false" style:font-size-asian="12pt" style:font-weight-asian="normal"/>
    </style:style>
    <style:style style:name="T14" style:family="text">
      <style:text-properties fo:color="#000000" style:text-outline="false" style:font-name="Verdana" fo:font-size="12pt" fo:letter-spacing="normal" style:text-underline-style="none" fo:font-weight="normal" officeooo:rsid="0014f415" style:letter-kerning="false" style:font-size-asian="12pt" style:font-weight-asian="normal"/>
    </style:style>
    <style:style style:name="T15" style:family="text">
      <style:text-properties fo:color="#000000" style:text-outline="false" style:font-name="Verdana" fo:font-size="12pt" fo:letter-spacing="normal" style:text-underline-style="none" fo:font-weight="normal" officeooo:rsid="0017faac" style:letter-kerning="false" style:font-size-asian="12pt" style:font-weight-asian="normal"/>
    </style:style>
    <style:style style:name="T16" style:family="text">
      <style:text-properties fo:color="#000000" style:text-outline="false" style:font-name="Verdana" fo:font-size="12pt" fo:letter-spacing="normal" style:text-underline-style="none" fo:font-weight="normal" officeooo:rsid="00186961" style:letter-kerning="false" style:font-size-asian="12pt" style:font-weight-asian="normal"/>
    </style:style>
    <style:style style:name="T17" style:family="text">
      <style:text-properties fo:color="#000000" style:text-outline="false" style:font-name="Verdana" fo:font-size="12pt" fo:letter-spacing="normal" style:text-underline-style="none" fo:font-weight="normal" officeooo:rsid="00194b79" style:letter-kerning="false" style:font-size-asian="12pt" style:font-weight-asian="normal"/>
    </style:style>
    <style:style style:name="T18" style:family="text">
      <style:text-properties fo:color="#000000" style:text-outline="false" style:font-name="Verdana" fo:font-size="12pt" fo:letter-spacing="normal" style:text-underline-style="none" fo:font-weight="normal" officeooo:rsid="001c8e85" style:letter-kerning="false" style:font-size-asian="12pt" style:font-weight-asian="normal"/>
    </style:style>
    <style:style style:name="T19" style:family="text">
      <style:text-properties fo:color="#000000" style:text-outline="false" style:font-name="Verdana" fo:font-size="12pt" fo:letter-spacing="normal" style:text-underline-style="none" fo:font-weight="normal" officeooo:rsid="001e7c6a" style:letter-kerning="false" style:font-size-asian="12pt" style:font-weight-asian="normal"/>
    </style:style>
    <style:style style:name="T20" style:family="text">
      <style:text-properties fo:color="#000000" style:text-outline="false" style:font-name="Verdana" fo:font-size="12pt" fo:letter-spacing="normal" style:text-underline-style="none" fo:font-weight="normal" officeooo:rsid="0020094f" style:letter-kerning="false" style:font-size-asian="12pt" style:font-weight-asian="normal"/>
    </style:style>
    <style:style style:name="T21" style:family="text">
      <style:text-properties fo:color="#000000" style:text-outline="false" style:font-name="Verdana" fo:font-size="12pt" fo:letter-spacing="normal" style:text-underline-style="none" fo:font-weight="normal" officeooo:rsid="002098e1" style:letter-kerning="false" style:font-size-asian="12pt" style:font-weight-asian="normal"/>
    </style:style>
    <style:style style:name="T22" style:family="text">
      <style:text-properties fo:color="#000000" style:text-outline="false" style:font-name="Verdana" fo:font-size="12pt" fo:letter-spacing="normal" style:text-underline-style="none" fo:font-weight="normal" officeooo:rsid="0020b076" style:letter-kerning="false" style:font-size-asian="12pt" style:font-weight-asian="normal"/>
    </style:style>
    <style:style style:name="T23" style:family="text">
      <style:text-properties fo:color="#000000" style:text-outline="false" style:font-name="Verdana" fo:font-size="12pt" fo:letter-spacing="normal" style:text-underline-style="none" fo:font-weight="normal" officeooo:rsid="0020cb30" style:letter-kerning="false" style:font-size-asian="12pt" style:font-weight-asian="normal"/>
    </style:style>
    <style:style style:name="T24" style:family="text">
      <style:text-properties fo:color="#000000" style:text-outline="false" style:font-name="Verdana" fo:font-size="12pt" fo:letter-spacing="normal" style:text-underline-style="none" fo:font-weight="normal" officeooo:rsid="002207f0" style:letter-kerning="false" style:font-size-asian="12pt" style:font-weight-asian="normal"/>
    </style:style>
    <style:style style:name="T25" style:family="text">
      <style:text-properties fo:color="#000000" style:text-outline="false" style:font-name="Verdana" fo:font-size="12pt" fo:letter-spacing="normal" fo:font-style="normal" style:text-underline-style="none" fo:font-weight="normal" style:letter-kerning="false" style:font-size-asian="12pt" style:font-style-asian="normal" style:font-weight-asian="normal"/>
    </style:style>
    <style:style style:name="T26" style:family="text">
      <style:text-properties fo:color="#000000" style:text-outline="false" style:font-name="Verdana" fo:font-size="12pt" fo:letter-spacing="normal" fo:font-style="normal" style:text-underline-style="none" fo:font-weight="normal" officeooo:rsid="0004c166" style:letter-kerning="false" style:font-size-asian="12pt" style:font-style-asian="normal" style:font-weight-asian="normal"/>
    </style:style>
    <style:style style:name="T27" style:family="text">
      <style:text-properties fo:color="#000000" style:text-outline="false" style:font-name="Verdana" fo:font-size="12pt" fo:letter-spacing="normal" fo:font-style="normal" style:text-underline-style="none" fo:font-weight="normal" officeooo:rsid="000f6f76" style:letter-kerning="false" style:font-size-asian="12pt" style:font-style-asian="normal" style:font-weight-asian="normal" style:font-weight-complex="normal"/>
    </style:style>
    <style:style style:name="T28" style:family="text">
      <style:text-properties fo:color="#000000" style:text-outline="false" style:font-name="Verdana" fo:font-size="12pt" fo:letter-spacing="normal" fo:font-style="normal" style:text-underline-style="none" fo:font-weight="normal" officeooo:rsid="00124e5e" style:letter-kerning="false" style:font-size-asian="12pt" style:font-style-asian="normal" style:font-weight-asian="normal" style:font-weight-complex="normal"/>
    </style:style>
    <style:style style:name="T29" style:family="text">
      <style:text-properties fo:color="#000000" style:text-outline="false" style:font-name="Verdana" fo:font-size="12pt" fo:letter-spacing="normal" fo:font-style="normal" style:text-underline-style="none" fo:font-weight="normal" officeooo:rsid="000829bf" style:letter-kerning="false" style:font-size-asian="12pt" style:font-style-asian="normal" style:font-weight-asian="normal" style:font-weight-complex="normal"/>
    </style:style>
    <style:style style:name="T30" style:family="text">
      <style:text-properties fo:color="#000000" style:text-outline="false" style:font-name="Verdana" fo:font-size="12pt" fo:letter-spacing="normal" fo:font-style="normal" style:text-underline-style="none" fo:font-weight="normal" officeooo:rsid="0013d005" style:letter-kerning="false" style:font-size-asian="12pt" style:font-style-asian="normal" style:font-weight-asian="normal" style:font-weight-complex="normal"/>
    </style:style>
    <style:style style:name="T31" style:family="text">
      <style:text-properties fo:color="#000000" style:text-outline="false" style:font-name="Verdana" fo:font-size="12pt" fo:letter-spacing="normal" fo:font-style="normal" style:text-underline-style="none" fo:font-weight="normal" officeooo:rsid="001758e8" style:letter-kerning="false" style:font-size-asian="12pt" style:font-style-asian="normal" style:font-weight-asian="normal" style:font-weight-complex="normal"/>
    </style:style>
    <style:style style:name="T32" style:family="text">
      <style:text-properties fo:color="#000000" style:text-outline="false" style:font-name="Verdana" fo:font-size="12pt" fo:letter-spacing="normal" fo:font-style="normal" style:text-underline-style="none" fo:font-weight="normal" officeooo:rsid="0017faac" style:letter-kerning="false" style:font-size-asian="12pt" style:font-style-asian="normal" style:font-weight-asian="normal" style:font-weight-complex="normal"/>
    </style:style>
    <style:style style:name="T33" style:family="text">
      <style:text-properties fo:color="#000000" style:text-outline="false" style:font-name="Verdana" fo:font-size="12pt" fo:letter-spacing="normal" fo:font-style="normal" style:text-underline-style="none" fo:font-weight="normal" officeooo:rsid="0013d005" style:letter-kerning="false" style:font-size-asian="12pt" style:font-style-asian="normal" style:font-weight-asian="normal"/>
    </style:style>
    <style:style style:name="T34" style:family="text">
      <style:text-properties fo:color="#000000" style:text-outline="false" style:font-name="Verdana" fo:font-size="12pt" fo:letter-spacing="normal" fo:font-style="normal" style:text-underline-style="none" fo:font-weight="normal" officeooo:rsid="0014f415" style:letter-kerning="false" style:font-size-asian="12pt" style:font-style-asian="normal" style:font-weight-asian="normal"/>
    </style:style>
    <style:style style:name="T35" style:family="text">
      <style:text-properties fo:color="#000000" style:text-outline="false" style:font-name="Verdana" fo:font-size="12pt" fo:letter-spacing="normal" fo:font-style="normal" style:text-underline-style="none" fo:font-weight="normal" officeooo:rsid="0014f415" style:letter-kerning="false" style:font-size-asian="12pt" style:font-style-asian="normal" style:font-weight-asian="normal" style:font-style-complex="normal"/>
    </style:style>
    <style:style style:name="T36" style:family="text">
      <style:text-properties fo:color="#000000" style:text-outline="false" style:font-name="Verdana" fo:font-size="12pt" fo:letter-spacing="normal" fo:font-style="normal" style:text-underline-style="none" fo:font-weight="normal" officeooo:rsid="0016f0f7" style:letter-kerning="false" style:font-size-asian="12pt" style:font-style-asian="normal" style:font-weight-asian="normal" style:font-style-complex="normal"/>
    </style:style>
    <style:style style:name="T37" style:family="text">
      <style:text-properties fo:color="#000000" style:text-outline="false" style:font-name="Verdana" fo:font-size="12pt" fo:letter-spacing="normal" fo:font-style="normal" style:text-underline-style="none" fo:font-weight="normal" officeooo:rsid="0017faac" style:letter-kerning="false" style:font-size-asian="12pt" style:font-style-asian="normal" style:font-weight-asian="normal" style:font-style-complex="normal"/>
    </style:style>
    <style:style style:name="T38" style:family="text">
      <style:text-properties fo:color="#000000" style:text-outline="false" style:font-name="Verdana" fo:font-size="12pt" fo:letter-spacing="normal" fo:font-style="normal" style:text-underline-style="none" fo:font-weight="normal" officeooo:rsid="0020cb30" style:letter-kerning="false" style:font-size-asian="12pt" style:font-style-asian="normal" style:font-weight-asian="normal" style:font-style-complex="normal"/>
    </style:style>
    <style:style style:name="T39" style:family="text">
      <style:text-properties fo:color="#000000" style:text-outline="false" style:font-name="Verdana" fo:font-size="12pt" fo:letter-spacing="normal" fo:font-style="normal" style:text-underline-style="none" fo:font-weight="normal" officeooo:rsid="0016f0f7" style:letter-kerning="false" style:font-size-asian="12pt" style:font-style-asian="normal" style:font-weight-asian="normal"/>
    </style:style>
    <style:style style:name="T40" style:family="text">
      <style:text-properties fo:color="#000000" style:text-outline="false" style:font-name="Verdana" fo:font-size="12pt" fo:letter-spacing="normal" fo:font-style="normal" style:text-underline-style="none" fo:font-weight="normal" officeooo:rsid="0017faac" style:letter-kerning="false" style:font-size-asian="12pt" style:font-style-asian="normal" style:font-weight-asian="normal"/>
    </style:style>
    <style:style style:name="T41" style:family="text">
      <style:text-properties fo:color="#000000" style:text-outline="false" style:font-name="Verdana" fo:font-size="12pt" fo:letter-spacing="normal" fo:font-style="normal" style:text-underline-style="none" fo:font-weight="normal" officeooo:rsid="001f0a2c" style:letter-kerning="false" style:font-size-asian="12pt" style:font-style-asian="normal" style:font-weight-asian="normal"/>
    </style:style>
    <style:style style:name="T42" style:family="text">
      <style:text-properties fo:color="#000000" style:text-outline="false" style:font-name="Verdana" fo:font-size="12pt" fo:letter-spacing="normal" fo:font-style="normal" style:text-underline-style="none" officeooo:rsid="0004c166" style:letter-kerning="false" style:font-size-asian="12pt" style:font-style-asian="normal" style:font-weight-complex="bold"/>
    </style:style>
    <style:style style:name="T43" style:family="text">
      <style:text-properties fo:color="#000000" style:text-outline="false" style:font-name="Verdana" fo:font-size="12pt" fo:letter-spacing="normal" fo:font-style="normal" style:text-underline-style="none" officeooo:rsid="000829bf" style:letter-kerning="false" style:font-size-asian="12pt" style:font-style-asian="normal" style:font-weight-complex="bold"/>
    </style:style>
    <style:style style:name="T44" style:family="text">
      <style:text-properties fo:color="#000000" style:text-outline="false" style:font-name="Verdana" fo:font-size="12pt" fo:letter-spacing="normal" fo:font-style="normal" style:text-underline-style="none" fo:font-weight="bold" officeooo:rsid="0013d005" style:letter-kerning="false" style:font-size-asian="12pt" style:font-style-asian="normal" style:font-weight-asian="bold" style:font-weight-complex="bold"/>
    </style:style>
    <style:style style:name="T45" style:family="text">
      <style:text-properties fo:color="#000000" style:text-outline="false" style:font-name="Verdana" fo:font-size="12pt" fo:letter-spacing="normal" fo:font-style="italic" style:text-underline-style="none" fo:font-weight="normal" officeooo:rsid="0014f415" style:letter-kerning="false" style:font-size-asian="12pt" style:font-style-asian="italic" style:font-weight-asian="normal" style:font-style-complex="italic"/>
    </style:style>
    <style:style style:name="T46" style:family="text">
      <style:text-properties fo:color="#000000" style:text-outline="false" style:font-name="Verdana" fo:font-size="12pt" fo:letter-spacing="normal" fo:font-style="italic" style:text-underline-style="none" fo:font-weight="normal" officeooo:rsid="0017faac" style:letter-kerning="false" style:font-size-asian="12pt" style:font-style-asian="italic" style:font-weight-asian="normal" style:font-style-complex="italic"/>
    </style:style>
    <style:style style:name="T47" style:family="text">
      <style:text-properties fo:color="#000000" style:text-outline="false" style:font-name="Verdana" fo:font-size="12pt" fo:letter-spacing="normal" fo:font-style="italic" style:text-underline-style="none" fo:font-weight="normal" officeooo:rsid="0020cb30" style:letter-kerning="false" style:font-size-asian="12pt" style:font-style-asian="italic" style:font-weight-asian="normal" style:font-style-complex="italic"/>
    </style:style>
    <style:style style:name="T48" style:family="text">
      <style:text-properties fo:color="#000000" style:text-outline="false" style:font-name="Verdana-Italic" fo:font-size="12pt" fo:letter-spacing="normal" fo:font-style="italic" style:text-underline-style="none" fo:font-weight="normal" style:letter-kerning="false" style:font-size-asian="12pt" style:font-style-asian="italic" style:font-weight-asian="normal"/>
    </style:style>
    <style:style style:name="T49" style:family="text">
      <style:text-properties fo:color="#000000" style:text-outline="false" style:font-name="Verdana-BoldItalic" fo:font-size="12pt" fo:letter-spacing="normal" fo:font-style="italic" style:text-underline-style="none" fo:font-weight="bold" style:letter-kerning="false" style:font-size-asian="12pt" style:font-style-asian="italic" style:font-weight-asian="bold"/>
    </style:style>
    <style:style style:name="T50" style:family="text">
      <style:text-properties officeooo:rsid="00098bf4"/>
    </style:style>
    <style:style style:name="T51" style:family="text">
      <style:text-properties officeooo:rsid="001758e8"/>
    </style:style>
    <style:style style:name="T52" style:family="text">
      <style:text-properties officeooo:rsid="0017faac"/>
    </style:style>
    <style:style style:name="T53" style:family="text">
      <style:text-properties officeooo:rsid="00186961"/>
    </style:style>
    <style:style style:name="T54" style:family="text">
      <style:text-properties fo:font-weight="normal" style:font-weight-asian="normal" style:font-weight-complex="normal"/>
    </style:style>
    <style:style style:name="T55" style:family="text">
      <style:text-properties fo:font-weight="normal" officeooo:rsid="001c8e85" style:font-weight-asian="normal" style:font-weight-complex="normal"/>
    </style:style>
    <style:style style:name="T56" style:family="text">
      <style:text-properties officeooo:rsid="001e7c6a"/>
    </style:style>
    <style:style style:name="T57" style:family="text">
      <style:text-properties officeooo:rsid="0020094f"/>
    </style:style>
    <style:style style:name="T58" style:family="text">
      <style:text-properties officeooo:rsid="002098e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4"><text:span text:style-name="T1">Summary</text:span><text:span text:style-name="T12">:</text:span></text:p>
      <text:p text:style-name="P1">Sylvana: Forest or tree nymphs</text:p>
      <text:p text:style-name="P3">Regents: Human minds and bodies with robotic add-ons/<text:span text:style-name="T58">varying level of robot</text:span></text:p>
      <text:p text:style-name="P1">Temple Rats: <text:span text:style-name="T53">Ra</text:span>t people!</text:p>
      <text:p text:style-name="P1">Shatterlings: Humans deformed by early demon shards</text:p>
      <text:p text:style-name="P1">Shamans: Ultra-primal humans with strange powers</text:p>
      <text:p text:style-name="P1">Salamando: lizard people!</text:p>
      <text:p text:style-name="P1">Dauer<text:span text:style-name="T52">s</text:span>: Huge, scary orc-types (akin to Qunari, or Chaos in Warhammer)</text:p>
      <text:p text:style-name="P1"><text:span text:style-name="T52">Sprigga</text:span>: <text:span text:style-name="T52">mischievous woodland “fairy”-esque creatures</text:span></text:p>
      <text:p text:style-name="P1">Sages: ethereal elves (in appearance)</text:p>
      <text:p text:style-name="P1">Qu-Qu: a Moogle-alternative that can turn evil at the drop of a hat</text:p>
      <text:p text:style-name="P1">Goblins: of varying size and skills. Some live outside, some are enslaved</text:p>
      <text:p text:style-name="P2">Grendels: Big, friendly but stupid creatures that live simple lives</text:p>
      <text:p text:style-name="P1"/>
      <text:p text:style-name="P6">*Multiple names listed are just options to choose from*</text:p>
      <text:p text:style-name="P1"/>
      <text:p text:style-name="P14"><text:span text:style-name="T1">Sylvana, and Sylvana Nymphs</text:span><text:span text:style-name="T12">. The nymphs are able to transform into a tree form at will. As they age, they are unable to transform and become trees for the rest of eternity. The young nymphs are, therefore, simply the younger inhabitants of the town. These nymphs are very ethereal creatures—they look like living art mixed with tree branches. (see picture. It's really perfect). They are not necessarily the wise, all-knowing types (like ents), but they are very outside of the world. They live in their private, all-inclusive world. As a result, they don't really understand or care about Rolan's problems.</text:span></text:p>
      <text:p text:style-name="P14"><text:span text:style-name="T12"><text:tab/></text:span><text:span text:style-name="T20">Socially, they are very much like ents. They don't care about getting mixed up in the outside world, for the most part. Though they will help outsiders on an individual basis, they have perhaps never intervened with the outside world at large. </text:span><text:span text:style-name="T21">They tend to make decisions very quickly, </text:span><text:span text:style-name="T22">because of their knowledge and long lifespan. Their ability to turn into trees may make some quests hard for Rolan. If he needs to apprehend a Sylana, she may just turn. </text:span><text:span text:style-name="T23">It's important to note, these nymphs are very similar to the mythological nymphs, who tended to be rather important in nature and </text:span><text:span text:style-name="T47">not</text:span><text:span text:style-name="T38"> just sexualized. They should be in no way reminiscent of those creepy fairy creatures from that N64 Zelda (completely forget the name). They are magical forest creatures that inhabit a Tom Bombadil-style world. <text:s/>They may resemble Terra's Esper form in FF6.</text:span></text:p>
      <text:p text:style-name="P14"><text:span text:style-name="T12"><text:tab/></text:span><text:span text:style-name="T14">Names are </text:span><text:span text:style-name="T16">whimsical but also mixed with greco-roman mythology.</text:span><text:span text:style-name="T14"> </text:span><text:span text:style-name="T23">Sylvana</text:span><text:span text:style-name="T14"> have no homes, as they just turn into trees, but they do have a large “meeting hall” as well as a lodge for travelers. They don't actively look to help people, but they will help almost anyone who happens to come across their town. They spend most of their time playing </text:span><text:span text:style-name="T17">in</text:span><text:span text:style-name="T14"> the water and climbing trees. Their troubles include being on the look out for predators and always have fresh food and water. </text:span><text:span text:style-name="T23">Their tree-form could be used to complete tasks/help the storyline, particularly near the end; however, we must be careful not to let them be too Ent-like. Their tree-form could, perhaps, be more like Attack on Titan, where it's kind of a scary and dramatic ordeal, and they could be powerful allies.</text:span></text:p>
      <text:p text:style-name="P1"><text:tab/>(Sylvetra, Optional Town)</text:p>
      <text:p text:style-name="P1"><text:soft-page-break/><text:tab/>-Nymphs could also be a common thread and come in varying elements.</text:p>
      <text:p text:style-name="P1"><text:tab/>-Sylvana and nypmhs could be a good replacement for elves. Elves are pretty cheesy, but we could repackage the ‘wise, beautiful, all-knowing’ elf stereotype with nymphs</text:p>
      <text:p text:style-name="P14"><text:span text:style-name="T12"><text:tab/>Other nymph possibilities: </text:span><text:span text:style-name="T1">Nixus/Umbra </text:span><text:span text:style-name="T12">of the </text:span><text:span text:style-name="T24">dark, northern</text:span><text:span text:style-name="T12"> snowy region. </text:span><text:span text:style-name="T23">Their second form is less physical, as they are able to turn into what can only be described as a phantom. Umbra means Shade, Shadow or Ghost in Latin—for example. </text:span><text:span text:style-name="T24">Their transformation is harder to control. The way they change will likely depend on where the are located. They may 1) be changed in accordance to weather, like a werewolf. 2) When in contact with a certain “blessed/powerful” item. Or 3) in emotional/high tension moments. The more rural Nixus tend to live day-in, day-out in their Umbra form; whereas those in big cities may not.</text:span></text:p>
      <text:p text:style-name="P1"><text:tab/></text:p>
      <text:p text:style-name="P7">Regents<text:span text:style-name="T54">: a robot-humanoid race in the east. After many generations of robotics slowly being integrated into humans, they finally became “one.” People may have robotic limbs of varying scale. Some may seem fully robotic. Because they are humans, they still have fully functioning brains and understand art, etc. However, they can be rather cold. They don't understand why they shouldn't use slaves, or force their colonies around the world to mine, fish, etc. for the home country. They should be friendly looking, rather the The Terminator.</text:span></text:p>
      <text:p text:style-name="P4"><text:tab/>They are just like a human city, with a wide array of jobs and goals. There are artists and politicians. However, they do consider themselves the most advanced race in the world—this can make them a little obnoxious. They think they are doing everyone a favor, and would gladly take over the world. This somewhat mirrors Lord Sangrina's desire to have the Outsider take over: it's logical. There needs to be someone more powerful in charge. </text:p>
      <text:p text:style-name="P4"><text:tab/>Regents always defer to the most powerful person in the room, and are highly reliant on hierarchy. It's very “Brave New World,” in that they're happy to fulfill their role in the city, even if it sucks. They don't believe exploitation exists—only hierarchy. <text:span text:style-name="T57">Therefore, when Rolan, as an outsider and lowlife, says anything, they might laugh (I genuine amusement rather than trying to be rude). It is possible that they will let you prove your rank in order to be more respected. Because military personel are some of the higher ranks, Rolan may be able to complete coliseum-tasks to prove he is of a high enough rank to be taken seriously. Depending on his rank, he may get different information, prices, etc.</text:span></text:p>
      <text:p text:style-name="P7"><text:span text:style-name="T54"><text:tab/>They rely highly on factories and raw materials in order to keep growing. </text:span><text:span text:style-name="T55">Regents place great importance on being part of the group and adhering to social expectations. If everyone is doing something, you better follow.</text:span></text:p>
      <text:p text:style-name="P5"/>
      <text:p text:style-name="P1"/>
      <text:p text:style-name="P17"><text:span text:style-name="T1">Temple Rats/</text:span><text:span text:style-name="T2">Mali</text:span><text:span text:style-name="T12">: The cocky, loud bundle of thieves. They think highly of themselves, and have a personal beef with anyone that is not Poisoned (deformed). They are the sarcastic, bitter and aggressive types. </text:span><text:span text:style-name="T15">A city of Mali would likely be a scary place to live. There is a spirit of “honor among thieves,” in that they </text:span><text:span text:style-name="T46">prefer</text:span><text:span text:style-name="T15"> to screw over outsiders, but they tend to always be dishonest. Their world is seedy, dark, and full of obstacles. They may work in </text:span><text:soft-page-break/><text:span text:style-name="T15">groups to achieve large tasks (they're not all just pick-pockets).</text:span></text:p>
      <text:p text:style-name="P17"><text:span text:style-name="T15"><text:tab/></text:span><text:span text:style-name="T18">Mali respect people that do their own thing. Even if they don't particularly like you, they will respect you for standing up for what you believe in. </text:span><text:span text:style-name="T19">They are pretty gross and may cough up furballs or leave nail bits trail on the ground. They defer to authority out of fear, but are generally individualistic and untrusting. </text:span><text:span text:style-name="T20">It's possible Rolan will find himself getting pick pocketing once in a while. He will have the chance to call the Mali out, or let it be. Obviously, the first usually results in a fight, but the specifics may depend on how much the player chooses to “trash talk.” Since Mali have quick tempers, the more Rolan stands up for himself, the more trouble he'll cause (and gold, exp earn, etc.)</text:span></text:p>
      <text:p text:style-name="P18"><text:tab/>Physically: they would have massive deformities (missing an arm, having an extra arm) and are either much larger or smaller than the normal person. They are the most likely to actually steal from you. Large ones may be reminiscent of Dragon Age Qunari (the big, bulky animal type humanoid, huge thick arms that are too large to be human). Claws. Faces are an alien/animal mix (see Turian faces!). In short, big, scary, rat-people. <text:span text:style-name="T50">In groups, they become more aggressive. When fighting they may bite, scratch, or headbutt. They are generally nocturnal, which could lead to a couple scary situations for Rolan.</text:span></text:p>
      <text:p text:style-name="P18"/>
      <text:p text:style-name="P17"><text:span text:style-name="T1">Shatterlings:</text:span><text:span text:style-name="T12"> Have been around for a LONG time. They were </text:span><text:span text:style-name="T13">humans </text:span><text:span text:style-name="T12">around when the monolith shattered, and came in too close contact with the shards. As a result, they seem to be undying. These are the mysterious, almost vampire-style-sexy group. Some are more mysterious; some can have a devil-may-care attitude, or be really kind because they are so freaking old and broken. </text:span><text:span text:style-name="T15">A Shatterling town would be beautiful and artistic, as they have many years to perfect everything. They are not necessarily “spiritual” but monuments to nature or places that look like temples may be present.</text:span></text:p>
      <text:p text:style-name="P17"><text:span text:style-name="T15"><text:tab/></text:span><text:span text:style-name="T19">Socially, they can be a little cold. They have many social outlets to be together, to learn, and share, but they aren't “friendly” like the Southerners. </text:span><text:span text:style-name="T21">Walking into any bar in town at almost any time of day will always show half the town hanging out, talking, reading or playing board games.</text:span><text:span text:style-name="T19"> They have a strong love for arts, and may write/read really over-the-top poetry. They can be a little depressing and nihilistic… </text:span><text:span text:style-name="T20">Like vampires, they don't really have a huge need to sleep, so they may only sleep </text:span><text:span text:style-name="T21">4</text:span><text:span text:style-name="T20"> hours a day. However, they also function the best during the night. Rolan may have to come here during certain hours to accomplish different things. </text:span><text:span text:style-name="T21">They have a lot of social rules (what you can talk about with outsiders, when you talk about certain topics) but they also have a tendency to break rules. They tend to be wary of fighting, or rather, they have no desire to. They are a rather fearless bunch. Many of them may be super over-powered from years of training and knowledge.</text:span></text:p>
      <text:p text:style-name="P18"><text:tab/>Physically: They have a human form, but with severe discoloration. They tend to have grey (old) skin, with strange tribal marking burned into them.</text:p>
      <text:p text:style-name="P18"/>
      <text:p text:style-name="P14"><text:soft-page-break/><text:span text:style-name="T1">Shamans</text:span><text:span text:style-name="T48">:</text:span><text:span text:style-name="T25"> May know the location of the monolith, as they visit it as part of their training/pilgrimage.</text:span></text:p>
      <text:p text:style-name="P8"><text:tab/>The Cave Shamans that inhabited Willem’s Cross built up a huge worship area, and those ruins remain to this day. Cave Shamans were poisoned by the Salamando. While they are now ‘ill’ in that they are weak and a little mad, they also absorbed some of their powers. They can regenerate limbs and are immune to many elements. <text:span text:style-name="T51">Names are usually related to plants or animals. </text:span></text:p>
      <text:p text:style-name="P8"><text:tab/>“<text:span text:style-name="T56">Primal” is an understatement for these people. As they were literally poisoned by Salamando, they have kind of lost their minds. They really are bonkers, in the most clinical sense. It's kind of similar to a city of drug addicts; they may even have an addiction to a potion made from Salamando-poison, called Manchee. They use this as part of their rituals and spiritual experiences. To an outsider, Shamans are similar to ultra-new-age-hippies that are a little bit rabid, manic, but “mostly harmless.” They defer to the group when making decisions; if you're not part of their circle, they will keep you at arm's length (although they will be happy to have new people in their midst).</text:span></text:p>
      <text:p text:style-name="P8"><text:tab/><text:span text:style-name="T56">In appearance, they remind me of Gau from Final Fantasy in that may walk on all-fours.</text:span></text:p>
      <text:p text:style-name="P8"/>
      <text:p text:style-name="P8"/>
      <text:p text:style-name="P14"><text:span text:style-name="T3">Salamando</text:span><text:span text:style-name="T48">:</text:span><text:span text:style-name="T25"> Salamander-inspired people. They lived in the caves long before people, and were in contact with shamans long in the past. They may have had an influence on some cave shamans. When the humans moved in, the Salamando were cautious; luckily, the humans were petrified and they ended up working together very well. However, the humans do not tell anyone of the Easterners about the Salamando, as they would likely be enslaved. In exchange, the Salamando tend to help the humans with exploring the caves and staying safe.</text:span></text:p>
      <text:p text:style-name="P8"><text:tab/>They are highly efficient and good with nature. They are not intellectual and may seem a little slow. They excel at climbing/scaling walls, swimming, and generally getting along with the environment. Salamando are not so good with decisions or politics. Two younger Salamando are chosen each five years to live among the humans and learn about politics. They then become part of the Salamando Council, and make important decisions. The Salamando live in the cold, damp part of the cave--over a cliff from the human settlement. </text:p>
      <text:p text:style-name="P8"><text:tab/>They are poisonous, and immune to many elemental effects. They may have poisoned the shamans living here earlier (in self-defense). <text:span text:style-name="T57">T</text:span>his started the name ‘poisoned’ at the Air Temple. They are able to regenerate limbs. This could make for an interesting enemy. <text:s/><text:span text:style-name="T57">Of course, they also eat bugs and have long tongues. Even though they are large, they are still afraid of salamander's natural enemies: fish, chickens and mammals. However, they really have a personal problem with fish.</text:span></text:p>
      <text:p text:style-name="P8"/>
      <text:p text:style-name="P8">Physically: They stand tall like humans, but are a greenish color. They have long, even stretchy, arms with webbed hands. Their heads are large and protrude. Their heads have pinkish, frilly appendages like certain salamander species. They shouldn’t appear too much like Secret of Mana’s Salamando. He is a big squishy thing; these are more long and awkward, like Jar Jar Binks (uughhh Jar Jar Binks).</text:p>
      <text:p text:style-name="P8"><text:soft-page-break/></text:p>
      <text:p text:style-name="P8"/>
      <text:p text:style-name="P14"><text:span text:style-name="T3">Dauer, </text:span><text:span text:style-name="T6">Dauer</text:span><text:span text:style-name="T3"> Wraith, Blood Kin, Vein kin, Chaosgoyle, Bloodgoyle, </text:span><text:span text:style-name="T25">or</text:span><text:span text:style-name="T3"> </text:span><text:span text:style-name="T25">simply </text:span><text:span text:style-name="T3">Orcs: </text:span><text:span text:style-name="T25">These could be the typical inhabitants on the East. This may or may not include Lurn (meaning Lord Sangrina would also be one of these creatures). These are huge monstrous creatures, like Chaos in Warhammer. The look like huge evil knights that you would never want to cross. Horned, cloaked demon monsters, with claws for arms or other strange and dangerous body parts. Depending on their role, they may be more aggressive and nihilistic, or sort of stupid in that they are undead and obsessed with killing everything.</text:span></text:p>
      <text:p text:style-name="P9"><text:tab/>Names are a dark-fantastic mix (Orc names from Skyrim: Morthal, Markath, Wrothgar). They will do business with you and have a fully developed city but they are never at ease. They work with metals and know how to forge powerful weapons. They don't have world-domination plans, but they may cause trouble for nearby neighbors. They are generally rude and unhappy to see Rolan poking about. They highly respect capable people, and those that are good in battle. This may be the only way for Rolan to garner any kind of support.</text:p>
      <text:p text:style-name="P9"/>
      <text:p text:style-name="P8"/>
      <text:p text:style-name="P15"><text:span text:style-name="T3">Sprigga(n)/Matron Sprites/Crystal Sprites:</text:span><text:span text:style-name="T25"> The traditional fairy-type creatures. They may look more akin to simple forest folk (like the folk in Kokiri Village). Their presence is marked by mushroom circles in the ground. These may appear at random in and around their village. They would be much like elves, in that they are wise, old creatures, that are not really bothered by the humans’ world. </text:span><text:span text:style-name="T33">Sprigga are more mischievous creatures, who will likely be skeptical about Rolan and his intentions. They tend to be a little dirty and rough around the edges. They may speak in a strange accent </text:span><text:span text:style-name="T34">and like to mess with travelers</text:span><text:span text:style-name="T33">. </text:span><text:span text:style-name="T34">Some are worse than others, and you may encounter some that really mess with you. They'll lie, blackmail and try to steal from you. Think a whole colony of Pucks from </text:span><text:span text:style-name="T45">A Midsummer Night's Dream.</text:span><text:span text:style-name="T35"> In the end, they are actually really fun. If you befriend one of the troublemakers, Rolan may be able to play (harmless) tricks on people as well. Their names sound </text:span><text:span text:style-name="T36">o</text:span><text:span text:style-name="T35">ddly simple or names for objects. Litch. </text:span><text:span text:style-name="T36">Broche. Rubes. Brahm.</text:span></text:p>
      <text:p text:style-name="P15"><text:span text:style-name="T36"><text:tab/>Sprigga are somewhat divided in terms of personality. There are those that feel empathetic towards humans and other races. Then, there are those that believe humans are a bit dumb and exist for amusement. Sprigga have a bit of a napoleon complex, as they are small and haven't managed to accomplish much in terms of the world and world history. </text:span><text:span text:style-name="T37">The kinder (ruling) sprigga put a lot of rules in place to keep everyone in order. As a result, they have some very strict guidelines—that's not to say people don't break them regularly. They are rather non-violent, and criminal offenders are usually just trouble-makers.</text:span></text:p>
      <text:p text:style-name="P10"/>
      <text:p text:style-name="P15"><text:span text:style-name="T33"><text:tab/></text:span><text:span text:style-name="T44">Matron Sprites</text:span><text:span text:style-name="T33"> would be the warm-hearted, smart but not ultra-wise creatures that live in peace with the Earth. Matron Spr</text:span><text:span text:style-name="T41">i</text:span><text:span text:style-name="T33">tes are like very intelligent humans. </text:span></text:p>
      <text:p text:style-name="P14"><text:span text:style-name="T25"><text:tab/>‘</text:span><text:span text:style-name="T7">Matron</text:span><text:span text:style-name="T25">’ Sprites may have been around since the matron’s creation. They could be originally created by her, or creatures that were the result of her </text:span><text:soft-page-break/><text:span text:style-name="T25">caring for the Earth that felt indebted to her. </text:span></text:p>
      <text:p text:style-name="P14"><text:span text:style-name="T25"><text:tab/>‘</text:span><text:span text:style-name="T3">Crystal</text:span><text:span text:style-name="T25">’ sprites could be creatures that were originally inanimate objects. When the monolith shattered, and the powerful crystals came in contact with the Earth, these objects were brought to life, creating nymph-type creatures. They would look like a humanoid of their past-self (trees, rivers, animals, rocks). This could also lead to some awkward moments concerning older family members that weren’t changed by the crystal. </text:span><text:span text:style-name="T33">They may have enchanted items or secret passageways.</text:span></text:p>
      <text:p text:style-name="P8"/>
      <text:p text:style-name="P11">‘This is aunt Florence.’</text:p>
      <text:p text:style-name="P11">‘That’s a lake.’</text:p>
      <text:p text:style-name="P11">‘Yes. She looks like that.’</text:p>
      <text:p text:style-name="P8"/>
      <text:p text:style-name="P8"/>
      <text:p text:style-name="P14"><text:span text:style-name="T3">Sages</text:span><text:span text:style-name="T25">: shadowy LOTR elves; they undergo a transformation when “enlightened.” </text:span><text:span text:style-name="T41">They are still human, so their lifestyles are not entirely alien. Sages tend to know almost everything and have a special sense about what kind of person someone is.</text:span></text:p>
      <text:p text:style-name="P8"/>
      <text:p text:style-name="P8"/>
      <text:p text:style-name="P14"><text:span text:style-name="T3">Qu-Qus</text:span><text:span text:style-name="T49">: </text:span><text:span text:style-name="T25">A Moogle alternative.</text:span><text:span text:style-name="T49"> </text:span><text:span text:style-name="T25">Adorable creatures that change at the drop of a hat into fanged murderers. See Kyubey from Puella Magi Madoka Magica for the cute side. They may be found and fought in the wilderness, and also kept as pets in some areas. Rolan may wonder ‘Why in the world would they keep a Qu-Qu as a pet?????’ but it is likely no one knows how murderous they can be. They may also be gatekeepers to a certain area or city. Very sphinx-like. </text:span></text:p>
      <text:p text:style-name="P8"/>
      <text:p text:style-name="P8"/>
      <text:p text:style-name="P14"><text:span text:style-name="T3">Goblins</text:span><text:span text:style-name="T25"> are kept for slaves, and also soldiers in East, and also have at least one hidden village. There are different races. Some are the small, spry and mischievous type. The kind you’d find in a friendly kid’s book. These are funny and may throw stuff at Rolan. </text:span><text:span text:style-name="T39">They have harsh, clunky names and a hilariously out of whack political system. They may choose the ruler for the year based on how many flies they can eat in a minute</text:span><text:span text:style-name="T25">. </text:span><text:span text:style-name="T39">They survive through hunting and stealing and pillaging. Walking through Azmargog you might find a dragon carcass rotting in the street, or </text:span><text:span text:style-name="T40">a child playing in trash.</text:span></text:p>
      <text:p text:style-name="P14"><text:span text:style-name="T25"><text:tab/></text:span><text:span text:style-name="T39">Other kinds of goblins are huge, deformed and ugly monsters that really don't speak and are used for house work. Some are small and weird but generally normal (kind of sneaky, but generally nice, like Dobby the house elf).</text:span></text:p>
      <text:p text:style-name="P8"/>
      <text:p text:style-name="P8"/>
      <text:p text:style-name="P14"><text:span text:style-name="T3">Mermaid</text:span><text:span text:style-name="T5">s/men:</text:span></text:p>
      <text:p text:style-name="P14"><text:span text:style-name="T5"><text:tab/></text:span><text:span text:style-name="T8">In appearance, they look like the typical Little Mermaid type. They can be a bit snobby (likely as a result of being insulted so often by humans). They like to be posh, and talk down to people. They are not super intelligent but have a strange intuition about things. They turn deadly serious when offered meat. It's impossible to have cows under the sea, so they pay almost anything for a steak. Their kingdom is ruled by the washed-up and aging Neptu</text:span><text:span text:style-name="T11">s</text:span><text:span text:style-name="T8">. He's pretty old and a little senile. They don't like him coming in public as it is a little embarrassing. They tend to be highly skilled artistically, but don't really understand logic or science. </text:span><text:span text:style-name="T9">Names sound mythological and beautiful. </text:span><text:span text:style-name="T10">They are very proud of their </text:span><text:soft-page-break/><text:span text:style-name="T10">long history, and consider themselves some of the greatest creatures on the planet.</text:span></text:p>
      <text:p text:style-name="P12"/>
      <text:p text:style-name="P12"/>
      <text:p text:style-name="P13">Sirens:</text:p>
      <text:p text:style-name="P16"><text:span text:style-name="T8">Are very dissimilar to mermaids and men. They do not get along. Sirens tend to be “dumb blondes,” and don't understand art in any capacity. </text:span><text:span text:style-name="T9">Names are typical ditzy names: Britney, Ashley, Chad. Hahaha, a male siren named Chad.</text:span></text:p>
      <text:p text:style-name="P8"/>
      <text:p text:style-name="P14"><text:span text:style-name="T48"><text:tab/>—</text:span><text:span text:style-name="T49">NOTE on the East’s race.</text:span><text:span text:style-name="T48"> Given the naming conventions (Ramblin Juju, etc) it should either be inhabited by humans, or a race that may seem a little ‘simple.’ Scary orcs wouldn’t have a ‘Rambling Juju.’</text:span></text:p>
      <text:p text:style-name="P8"/>
      <text:p text:style-name="P8"/>
      <text:p text:style-name="P17"><text:span text:style-name="T3">Shard Creature/</text:span><text:span text:style-name="T4">Dribbles/Smidgums/Smidgees</text:span><text:span text:style-name="T3">:</text:span><text:span text:style-name="T25"> a spirit/beast that popped out of some of the shards. These could manifest as high-level enemies that walk around the world at random. </text:span><text:span text:style-name="T26">These are small and unassuming, wearing a cloak. They are fully covered, even their faces. Only two glowing eyes are visible. They are mysterious (like FF Tonberries), but also a little cute (more Zelda-esque). </text:span></text:p>
      <text:p text:style-name="P19"><text:tab/>Very few Shard Creatures should be trusted. They will either attack or lie to you. Whenever they tell a lie, they giggle and wiggle—so the player doesn't get into too much trouble (for example, spending an hour in the wrong direction because they can't tell which to trust). </text:p>
      <text:p text:style-name="P19"><text:tab/><text:span text:style-name="T52">These are definitely not interesting enough to be an entire town. Just realized that. But they might make a good enemy or minor character.</text:span></text:p>
      <text:p text:style-name="P19"/>
      <text:p text:style-name="P20"><text:span text:style-name="T42">G</text:span><text:span text:style-name="T43">rendels: </text:span><text:span text:style-name="T29">Are round friendlies akin to Zelda's Gorons. </text:span><text:span text:style-name="T27">Big, round and a little <text:tab/>dumb looking. These green guys are large but not scary. And not quite as <text:tab/>cute as the picture.</text:span><text:span text:style-name="T29"> </text:span><text:span text:style-name="T28">They are rather ordinary folks. Names are a mixture of <text:s/>familiar western names with something mythical. There might be a Mr. Nestor, and then a Mrs. Sysiphamus. Names may also sound like diseases. They are humble, family folk that survive mostly on fruits and vegetables. However, some o</text:span><text:span text:style-name="T30">f them also fish. They have a number of superstitions about fishing (along with other daily activities). They never quite fully understood how fishing worked so, when the first Grendel caught a fish he had eat a smoothie and hit his knee on a door, they took it as a sign. Now, every Grendel does this when they go fishing. They also believe that children </text:span><text:span text:style-name="T31">should run free and not go to school.</text:span></text:p>
      <text:p text:style-name="P20"><text:span text:style-name="T31"><text:tab/></text:span><text:span text:style-name="T32">They are genuinely kind and live in a strong community where each person is important. They would welcome Rolan into their home and help him with anything he needed.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Verdana" svg:font-family="Verdana" style:font-family-generic="roman" style:font-pitch="variable"/>
    <style:font-face style:name="Verdana-Bold" svg:font-family="Verdana-Bold" style:font-family-generic="roman" style:font-pitch="variable"/>
    <style:font-face style:name="Verdana-BoldItalic" svg:font-family="Verdana-BoldItalic" style:font-family-generic="roman" style:font-pitch="variable"/>
    <style:font-face style:name="Verdana-Italic" svg:font-family="Verdana-Italic"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6T15:18:12.514062000</meta:creation-date>
    <dc:date>2015-06-22T11:02:24.343683000</dc:date>
    <meta:editing-duration>PT1H47M27S</meta:editing-duration>
    <meta:editing-cycles>20</meta:editing-cycles>
    <meta:generator>LibreOffice/4.4.3.2$MacOSX_X86_64 LibreOffice_project/88805f81e9fe61362df02b9941de8e38a9b5fd16</meta:generator>
    <meta:document-statistic meta:table-count="0" meta:image-count="0" meta:object-count="0" meta:page-count="7" meta:paragraph-count="64" meta:word-count="3519" meta:character-count="20762" meta:non-whitespace-character-count="17269"/>
  </office:meta>
</office:document-meta>
</file>